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0000002D0B26071E713B15F23.png" manifest:media-type="image/png"/>
  <manifest:file-entry manifest:full-path="Pictures/100002010000025D0000011005D6044B4D2D2B6F.png" manifest:media-type="image/png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20100000355000001E76FC8AAEA2D6D0DD6.png" manifest:media-type="image/png"/>
  <manifest:file-entry manifest:full-path="Pictures/1000000000000020000000204B249CA79A42C6D7.png" manifest:media-type="image/png"/>
  <manifest:file-entry manifest:full-path="Pictures/1000020100000ADA00000675E5609472C63D8029.png" manifest:media-type="image/png"/>
  <manifest:file-entry manifest:full-path="Pictures/1000099B0000259600000D9C0A26395D290EDC5E.svg" manifest:media-type="image/svg+xml"/>
  <manifest:file-entry manifest:full-path="Pictures/10000201000004B0000004B060404FEAA6072853.png" manifest:media-type="image/png"/>
  <manifest:file-entry manifest:full-path="Pictures/10000201000001200000015726DC835BBA2DDEFC.png" manifest:media-type="image/png"/>
  <manifest:file-entry manifest:full-path="Pictures/10000000000002EE000001A6F5EE1AD81AF0DF11.jpg" manifest:media-type="image/jpeg"/>
  <manifest:file-entry manifest:full-path="Pictures/10000201000004000000017EC7AEE3586AA86CE6.png" manifest:media-type="image/png"/>
  <manifest:file-entry manifest:full-path="Pictures/100002010000016C000000844F19BF4D581B4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eact </text:span><text:span text:style-name="T1">Worksh</text:span><text:span text:style-name="T1">o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November 7th </text:span><text:span text:style-name="T2">Stampfenbachstr. 6, 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u</text:span><text:span text:style-name="T3">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Demo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R</text:span><text:span text:style-name="T3">E</text:span><text:span text:style-name="T3">A</text:span><text:span text:style-name="T3">C</text:span><text:span text:style-name="T3">T </text:span><text:span text:style-name="T3">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366cm" svg:height="7.366cm" svg:x="2.794cm" svg:y="8.442cm">
          <draw:image xlink:href="Pictures/10000201000004B0000004B060404FEAA6072853.png" xlink:type="simple" xlink:show="embed" xlink:actuate="onLoad" loext:mime-type="image/png">
            <text:p/>
          </draw:image>
        </draw:frame>
        <draw:frame draw:style-name="gr2" draw:text-style-name="P9" draw:layer="layout" svg:width="7.342cm" svg:height="4.369cm" svg:x="14.732cm" svg:y="1.778cm">
          <draw:image xlink:href="Pictures/1000020100000ADA00000675E5609472C63D802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Y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2" draw:text-style-name="P9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2" draw:text-style-name="P9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ll </text:span><text:span text:style-name="T3">about </text:span><text:span text:style-name="T3">compone</text:span><text:span text:style-name="T3">nts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6.844cm" svg:height="13.514cm" svg:x="8.302cm" svg:y="5.02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RTUAL </text:span><text:span text:style-name="T3">DOM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ECLARAT</text:span><text:span text:style-name="T3">IV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202cm" svg:height="6.227cm" svg:x="7.112cm" svg:y="6.4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4F19BF4D581B4722.png" xlink:type="simple" xlink:show="embed" xlink:actuate="onLoad" loext:mime-type="image/png"/>
          <svg:title>%3</svg:titl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OMPOSA</text:span><text:span text:style-name="T3">BILITY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2" draw:text-style-name="P9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ATA </text:span><text:span text:style-name="T3">FLO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RCHITEC</text:span><text:span text:style-name="T3">TUR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3.702cm" svg:height="10.277cm" svg:x="9.2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1" draw:id="id11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ource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3" draw:layer="layout" svg:width="7.783cm" svg:height="0.646cm" svg:x="2.894cm" svg:y="6.096cm">
          <draw:text-box>
            <text:p text:style-name="P12"><text:a xlink:href="https://www.systango.com/blog/react-js-infinity/" xlink:type="simple">https://www.systango.com/blog/react-js-infinity/</text:a></text:p>
          </draw:text-box>
        </draw:frame>
        <draw:frame draw:style-name="gr3" draw:text-style-name="P13" draw:layer="layout" svg:width="12.529cm" svg:height="0.646cm" svg:x="2.935cm" svg:y="6.83cm">
          <draw:text-box>
            <text:p text:style-name="P12"><text:a xlink:href="http://blog.krawaller.se/posts/composition-in-cyclejs-choo-react-and-angular2/" xlink:type="simple">http://blog.krawaller.se/posts/composition-in-cyclejs-choo-react-and-angular2/</text:a></text:p>
          </draw:text-box>
        </draw:frame>
        <draw:frame draw:style-name="gr3" draw:text-style-name="P13" draw:layer="layout" svg:width="10.209cm" svg:height="0.646cm" svg:x="2.895cm" svg:y="7.667cm">
          <draw:text-box>
            <text:p text:style-name="P12"><text:a xlink:href="http://blog.wolksoftware.com/working-with-react-and-typescript" xlink:type="simple">http://blog.wolksoftware.com/working-with-react-and-typescript</text:a></text:p>
          </draw:text-box>
        </draw:frame>
        <draw:frame draw:style-name="gr3" draw:text-style-name="P13" draw:layer="layout" svg:width="9.24cm" svg:height="0.646cm" svg:x="2.879cm" svg:y="8.467cm">
          <draw:text-box>
            <text:p text:style-name="P12"><text:a xlink:href="https://blog.10pines.com/2018/08/27/reactjs-virtual-dom/" xlink:type="simple">https://blog.10pines.com/2018/08/27/reactjs-virtual-dom/</text:a></text:p>
          </draw:text-box>
        </draw:frame>
        <draw:frame draw:style-name="gr3" draw:text-style-name="P13" draw:layer="layout" svg:width="7.889cm" svg:height="0.646cm" svg:x="2.955cm" svg:y="9.242cm">
          <draw:text-box>
            <text:p text:style-name="P12"><text:a xlink:href="https://everipedia.org/wiki/lang_en/jordan-walke" xlink:type="simple">https://everipedia.org/wiki/lang_en/jordan-walke</text:a></text:p>
          </draw:text-box>
        </draw:frame>
        <draw:frame draw:style-name="gr3" draw:text-style-name="P13" draw:layer="layout" svg:width="7.136cm" svg:height="0.646cm" svg:x="2.931cm" svg:y="10.042cm">
          <draw:text-box>
            <text:p text:style-name="P12"><text:a xlink:href="https://ed.team/blog/como-funciona-reactjs" xlink:type="simple">https://ed.team/blog/como-funciona-reactjs</text:a></text:p>
          </draw:text-box>
        </draw:frame>
        <draw:frame draw:style-name="gr3" draw:text-style-name="P13" draw:layer="layout" svg:width="8.617cm" svg:height="0.646cm" svg:x="2.991cm" svg:y="10.923cm">
          <draw:text-box>
            <text:p text:style-name="P12"><text:a xlink:href="https://www.npmtrends.com/angular-vs-react-vs-vue" xlink:type="simple">https://www.npmtrends.com/angular-vs-react-vs-vue</text:a></text:p>
          </draw:text-box>
        </draw:frame>
        <draw:frame draw:style-name="gr3" draw:text-style-name="P13" draw:layer="layout" svg:width="11.162cm" svg:height="0.646cm" svg:x="3.018cm" svg:y="11.723cm">
          <draw:text-box>
            <text:p text:style-name="P12"><text:a xlink:href="https://reactjs.org/blog/2018/03/01/sneak-peek-beyond-react-16.html" xlink:type="simple">https://reactjs.org/blog/2018/03/01/sneak-peek-beyond-react-16.html</text:a></text:p>
          </draw:text-box>
        </draw:frame>
        <draw:frame draw:style-name="gr3" draw:text-style-name="P13" draw:layer="layout" svg:width="5.603cm" svg:height="0.646cm" svg:x="3.098cm" svg:y="12.523cm">
          <draw:text-box>
            <text:p text:style-name="P12"><text:a xlink:href="https://element.eleme.io/#/en-US" xlink:type="simple">https://element.eleme.io/#/en-US</text:a></text:p>
          </draw:text-box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15</meta:editing-cycles>
    <meta:creation-date>2018-09-21T02:07:16</meta:creation-date>
    <dc:date>2019-11-07T09:03:22.739463292</dc:date>
    <meta:editing-duration>P2DT11H5M52S</meta:editing-duration>
    <meta:generator>LibreOffice/6.2.7.1$Linux_X86_64 LibreOffice_project/20$Build-1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